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7_FU_tuning" table:style-name="ta1">
        <table:shapes>
          <draw:frame draw:z-index="0" draw:name="Coherence" draw:style-name="gr1" draw:text-style-name="P1" svg:width="6.2988in" svg:height="3.5429in" svg:x="6.1173in" svg:y="0.2484in">
            <draw:object draw:notify-on-update-of-ranges="M_201027_FU_tuning.B1:M_201027_FU_tuning.B1 M_201027_FU_tuning.B2:M_201027_FU_tuning.B23 M_201027_FU_tuning.E1:M_201027_FU_tuning.E1 M_201027_FU_tuning.E2:M_201027_FU_tuning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614in" svg:height="3.5429in" svg:x="6.2126in" svg:y="3.7437in">
            <draw:object draw:notify-on-update-of-ranges="M_201027_FU_tuning.B1:M_201027_FU_tuning.B1 M_201027_FU_tuning.B2:M_201027_FU_tuning.B23 M_201027_FU_tuning.F1:M_201027_FU_tuning.F1 M_201027_FU_tuning.F2:M_201027_FU_tuning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 calcext:value-type="string">
            <text:p>Validation_Set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Coherence</text:p>
          </table:table-cell>
          <table:table-cell table:style-name="ce1" office:value-type="string" calcext:value-type="string">
            <text:p>Perplexity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62595663219659" calcext:value-type="float">
            <text:p>0.016259566321966</text:p>
          </table:table-cell>
          <table:table-cell office:value-type="float" office:value="-10.1356592876759" calcext:value-type="float">
            <text:p>-10.1356592876759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12827609107173" calcext:value-type="float">
            <text:p>0.021282760910717</text:p>
          </table:table-cell>
          <table:table-cell office:value-type="float" office:value="-10.2138955521197" calcext:value-type="float">
            <text:p>-10.2138955521197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5277465364282" calcext:value-type="float">
            <text:p>0.017527746536428</text:p>
          </table:table-cell>
          <table:table-cell office:value-type="float" office:value="-10.3326591979318" calcext:value-type="float">
            <text:p>-10.3326591979318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4380798974712" calcext:value-type="float">
            <text:p>0.024380798974712</text:p>
          </table:table-cell>
          <table:table-cell office:value-type="float" office:value="-10.5046484692559" calcext:value-type="float">
            <text:p>-10.5046484692559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17416770059939" calcext:value-type="float">
            <text:p>0.021741677005994</text:p>
          </table:table-cell>
          <table:table-cell office:value-type="float" office:value="-10.6546744830826" calcext:value-type="float">
            <text:p>-10.6546744830826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97468273253427" calcext:value-type="float">
            <text:p>0.019746827325343</text:p>
          </table:table-cell>
          <table:table-cell office:value-type="float" office:value="-10.8084963762458" calcext:value-type="float">
            <text:p>-10.8084963762458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6351476542743" calcext:value-type="float">
            <text:p>0.016351476542743</text:p>
          </table:table-cell>
          <table:table-cell office:value-type="float" office:value="-10.9869771288068" calcext:value-type="float">
            <text:p>-10.9869771288068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6649884308738" calcext:value-type="float">
            <text:p>0.011664988430874</text:p>
          </table:table-cell>
          <table:table-cell office:value-type="float" office:value="-11.1547233892962" calcext:value-type="float">
            <text:p>-11.1547233892962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864710984181823" calcext:value-type="float">
            <text:p>0.008647109841818</text:p>
          </table:table-cell>
          <table:table-cell office:value-type="float" office:value="-11.2937834237083" calcext:value-type="float">
            <text:p>-11.2937834237083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354610651808274" calcext:value-type="float">
            <text:p>0.003546106518083</text:p>
          </table:table-cell>
          <table:table-cell office:value-type="float" office:value="-11.3984495873171" calcext:value-type="float">
            <text:p>-11.3984495873171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01948411401513" calcext:value-type="float">
            <text:p>-0.001948411401513</text:p>
          </table:table-cell>
          <table:table-cell office:value-type="float" office:value="-11.4383398155035" calcext:value-type="float">
            <text:p>-11.4383398155035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38425559426625" calcext:value-type="float">
            <text:p>-0.002384255594266</text:p>
          </table:table-cell>
          <table:table-cell office:value-type="float" office:value="-11.4936044019366" calcext:value-type="float">
            <text:p>-11.4936044019366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0430308704226672" calcext:value-type="float">
            <text:p>-0.004303087042267</text:p>
          </table:table-cell>
          <table:table-cell office:value-type="float" office:value="-11.5905839130525" calcext:value-type="float">
            <text:p>-11.5905839130525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0562972084281" calcext:value-type="float">
            <text:p>-0.010056297208428</text:p>
          </table:table-cell>
          <table:table-cell office:value-type="float" office:value="-11.9253469120671" calcext:value-type="float">
            <text:p>-11.9253469120671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07672402785416" calcext:value-type="float">
            <text:p>-0.008076724027854</text:p>
          </table:table-cell>
          <table:table-cell office:value-type="float" office:value="-11.7796619484597" calcext:value-type="float">
            <text:p>-11.7796619484597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7809497800974" calcext:value-type="float">
            <text:p>-0.013780949780097</text:p>
          </table:table-cell>
          <table:table-cell office:value-type="float" office:value="-11.6676570984408" calcext:value-type="float">
            <text:p>-11.6676570984408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1263168587556" calcext:value-type="float">
            <text:p>-0.013126316858756</text:p>
          </table:table-cell>
          <table:table-cell office:value-type="float" office:value="-11.9933536083055" calcext:value-type="float">
            <text:p>-11.9933536083055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8400990443733" calcext:value-type="float">
            <text:p>-0.019840099044373</text:p>
          </table:table-cell>
          <table:table-cell office:value-type="float" office:value="-12.0867607666046" calcext:value-type="float">
            <text:p>-12.0867607666046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4862540555078" calcext:value-type="float">
            <text:p>-0.019486254055508</text:p>
          </table:table-cell>
          <table:table-cell office:value-type="float" office:value="-12.1771785930494" calcext:value-type="float">
            <text:p>-12.1771785930494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848617134465" calcext:value-type="float">
            <text:p>-0.022848617134465</text:p>
          </table:table-cell>
          <table:table-cell office:value-type="float" office:value="-12.2773167902318" calcext:value-type="float">
            <text:p>-12.2773167902318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23471158719041" calcext:value-type="float">
            <text:p>-0.032347115871904</text:p>
          </table:table-cell>
          <table:table-cell office:value-type="float" office:value="-12.3018189852745" calcext:value-type="float">
            <text:p>-12.3018189852745</text:p>
          </table:table-cell>
          <table:table-cell/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58103086880506" calcext:value-type="float">
            <text:p>-0.035810308688051</text:p>
          </table:table-cell>
          <table:table-cell office:value-type="float" office:value="-12.6706179855426" calcext:value-type="float">
            <text:p>-12.6706179855426</text:p>
          </table:table-cell>
          <table:table-cell office:value-type="string" calcext:value-type="string">
            <text:p>&l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20:13:21.81299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7T20:32:49.145926798</dc:date>
    <meta:editing-duration>PT22M57S</meta:editing-duration>
    <meta:editing-cycles>2</meta:editing-cycles>
    <meta:generator>LibreOffice/6.4.3.2$Linux_X86_64 LibreOffice_project/40$Build-2</meta:generator>
    <meta:document-statistic meta:table-count="1" meta:cell-count="1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7_FU_tuning.B1:M_201027_FU_tuning.B23 M_201027_FU_tuning.E1:M_201027_FU_tuning.E23" chart:data-source-has-labels="both" svg:x="0.32cm" svg:y="0.18cm" svg:width="12.376cm" svg:height="8.64cm">
          <chartooo:coordinate-region svg:x="1.338cm" svg:y="0.379cm" svg:width="11.171cm" svg:height="8.242cm"/>
          <chart:axis chart:dimension="x" chart:name="primary-x" chart:style-name="ch4" chartooo:axis-type="auto">
            <chartooo:date-scale/>
            <chart:categories table:cell-range-address="M_201027_FU_tuning.B2:M_201027_FU_tuning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7_FU_tuning.E2:M_201027_FU_tuning.E23" chart:label-cell-address="M_201027_FU_tuning.E1:M_201027_FU_tuning.E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7_FU_tuning.E1:M_201027_FU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M_201027_FU_tuning.B2:M_201027_FU_tuning.B23</svg:desc>
                </draw:g>
              </table:table-cell>
              <table:table-cell office:value-type="float" office:value="0.0162595663219659">
                <text:p>0.0162595663219659</text:p>
                <draw:g>
                  <svg:desc>M_201027_FU_tuning.E2:M_201027_FU_tuning.E2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12827609107173">
                <text:p>0.02128276091071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75277465364282">
                <text:p>0.0175277465364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4380798974712">
                <text:p>0.0243807989747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17416770059939">
                <text:p>0.02174167700599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97468273253427">
                <text:p>0.01974682732534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6351476542743">
                <text:p>0.0163514765427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16649884308738">
                <text:p>0.01166498843087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64710984181823">
                <text:p>0.008647109841818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54610651808274">
                <text:p>0.003546106518082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001948411401513">
                <text:p>-0.0019484114015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0238425559426625">
                <text:p>-0.002384255594266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0430308704226672">
                <text:p>-0.004303087042266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100562972084281">
                <text:p>-0.01005629720842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807672402785416">
                <text:p>-0.00807672402785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0137809497800974">
                <text:p>-0.01378094978009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0131263168587556">
                <text:p>-0.01312631685875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198400990443733">
                <text:p>-0.01984009904437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194862540555078">
                <text:p>-0.01948625405550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22848617134465">
                <text:p>-0.02284861713446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323471158719041">
                <text:p>-0.0323471158719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358103086880506">
                <text:p>-0.0358103086880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51cm" svg:height="9cm" xlink:href=".." xlink:type="simple" chart:class="chart:line" chart:style-name="ch1">
        <chart:legend chart:legend-position="end" svg:x="12.772cm" svg:y="4.201cm" style:legend-expansion="high" chart:style-name="ch2"/>
        <chart:plot-area chart:style-name="ch3" table:cell-range-address="M_201027_FU_tuning.B1:M_201027_FU_tuning.B23 M_201027_FU_tuning.F1:M_201027_FU_tuning.F23" chart:data-source-has-labels="both" svg:x="0.313cm" svg:y="0.18cm" svg:width="12.146cm" svg:height="8.64cm">
          <chartooo:coordinate-region svg:x="1.04cm" svg:y="0.379cm" svg:width="11.233cm" svg:height="8.242cm"/>
          <chart:axis chart:dimension="x" chart:name="primary-x" chart:style-name="ch4" chartooo:axis-type="auto">
            <chartooo:date-scale/>
            <chart:categories table:cell-range-address="M_201027_FU_tuning.B2:M_201027_FU_tuning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7_FU_tuning.F2:M_201027_FU_tuning.F23" chart:label-cell-address="M_201027_FU_tuning.F1:M_201027_FU_tuning.F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plexity</text:p>
                <draw:g>
                  <svg:desc>M_201027_FU_tuning.F1:M_201027_FU_tuning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M_201027_FU_tuning.B2:M_201027_FU_tuning.B23</svg:desc>
                </draw:g>
              </table:table-cell>
              <table:table-cell office:value-type="float" office:value="-10.1356592876759">
                <text:p>-10.1356592876759</text:p>
                <draw:g>
                  <svg:desc>M_201027_FU_tuning.F2:M_201027_FU_tuning.F2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0.2138955521197">
                <text:p>-10.21389555211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0.3326591979318">
                <text:p>-10.33265919793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0.5046484692559">
                <text:p>-10.50464846925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0.6546744830826">
                <text:p>-10.65467448308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0.8084963762458">
                <text:p>-10.80849637624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0.9869771288068">
                <text:p>-10.98697712880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1.1547233892962">
                <text:p>-11.15472338929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1.2937834237083">
                <text:p>-11.29378342370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1.3984495873171">
                <text:p>-11.39844958731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1.4383398155035">
                <text:p>-11.43833981550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1.4936044019366">
                <text:p>-11.49360440193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1.5905839130525">
                <text:p>-11.59058391305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1.9253469120671">
                <text:p>-11.92534691206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1.7796619484597">
                <text:p>-11.77966194845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1.6676570984408">
                <text:p>-11.66765709844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1.9933536083055">
                <text:p>-11.99335360830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2.0867607666046">
                <text:p>-12.08676076660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2.1771785930494">
                <text:p>-12.17717859304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2.2773167902318">
                <text:p>-12.27731679023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2.3018189852745">
                <text:p>-12.30181898527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2.6706179855426">
                <text:p>-12.6706179855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